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2" style:family="paragraph" style:parent-style-name="Standard">
      <style:text-properties officeooo:paragraph-rsid="0c8b5238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ca56a54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bad8f69"/>
    </style:style>
    <style:style style:name="P67" style:family="paragraph" style:parent-style-name="Standard">
      <style:text-properties officeooo:paragraph-rsid="0a0f7b62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cc50ec9"/>
    </style:style>
    <style:style style:name="P70" style:family="paragraph" style:parent-style-name="Standard">
      <style:text-properties officeooo:paragraph-rsid="0cc5fe5b"/>
    </style:style>
    <style:style style:name="P71" style:family="paragraph" style:parent-style-name="Standard">
      <style:text-properties officeooo:paragraph-rsid="0ce3fa52"/>
    </style:style>
    <style:style style:name="P72" style:family="paragraph" style:parent-style-name="Standard">
      <style:text-properties officeooo:paragraph-rsid="0d09f881"/>
    </style:style>
    <style:style style:name="P73" style:family="paragraph" style:parent-style-name="Standard">
      <style:text-properties officeooo:paragraph-rsid="0d1ec96e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72706e"/>
    </style:style>
    <style:style style:name="P77" style:family="paragraph" style:parent-style-name="Standard">
      <style:text-properties officeooo:paragraph-rsid="0dbec325"/>
    </style:style>
    <style:style style:name="P78" style:family="paragraph" style:parent-style-name="Standard">
      <style:text-properties officeooo:paragraph-rsid="0de414b5"/>
    </style:style>
    <style:style style:name="P79" style:family="paragraph" style:parent-style-name="Standard">
      <style:text-properties officeooo:paragraph-rsid="0dedec60"/>
    </style:style>
    <style:style style:name="P80" style:family="paragraph" style:parent-style-name="Standard">
      <style:text-properties officeooo:paragraph-rsid="0e03342d"/>
    </style:style>
    <style:style style:name="P81" style:family="paragraph" style:parent-style-name="Standard">
      <style:text-properties officeooo:paragraph-rsid="0e0463fc"/>
    </style:style>
    <style:style style:name="P82" style:family="paragraph" style:parent-style-name="Standard">
      <style:text-properties officeooo:paragraph-rsid="0e051aee"/>
    </style:style>
    <style:style style:name="P83" style:family="paragraph" style:parent-style-name="Standard">
      <style:text-properties officeooo:paragraph-rsid="0e0bda5c"/>
    </style:style>
    <style:style style:name="P84" style:family="paragraph" style:parent-style-name="Standard">
      <style:text-properties officeooo:paragraph-rsid="0e2a40f4"/>
    </style:style>
    <style:style style:name="P85" style:family="paragraph" style:parent-style-name="Standard">
      <style:text-properties officeooo:paragraph-rsid="0e2f7716"/>
    </style:style>
    <style:style style:name="P86" style:family="paragraph" style:parent-style-name="Standard">
      <style:text-properties officeooo:paragraph-rsid="0e38fc62"/>
    </style:style>
    <style:style style:name="P87" style:family="paragraph" style:parent-style-name="Standard">
      <style:text-properties officeooo:paragraph-rsid="0e61c509"/>
    </style:style>
    <style:style style:name="P88" style:family="paragraph" style:parent-style-name="Standard">
      <style:text-properties officeooo:paragraph-rsid="0e66c33c"/>
    </style:style>
    <style:style style:name="P89" style:family="paragraph" style:parent-style-name="Standard">
      <style:text-properties officeooo:paragraph-rsid="0e66fd24"/>
    </style:style>
    <style:style style:name="P90" style:family="paragraph" style:parent-style-name="Standard">
      <style:text-properties officeooo:paragraph-rsid="0e671814"/>
    </style:style>
    <style:style style:name="P91" style:family="paragraph" style:parent-style-name="Standard">
      <style:text-properties officeooo:paragraph-rsid="0e82f1b0"/>
    </style:style>
    <style:style style:name="P92" style:family="paragraph" style:parent-style-name="Standard">
      <style:text-properties officeooo:paragraph-rsid="0e8aa5aa"/>
    </style:style>
    <style:style style:name="P93" style:family="paragraph" style:parent-style-name="Standard">
      <style:text-properties officeooo:rsid="0e8aa5aa" officeooo:paragraph-rsid="0e8aa5aa"/>
    </style:style>
    <style:style style:name="P94" style:family="paragraph" style:parent-style-name="Standard">
      <style:text-properties officeooo:paragraph-rsid="0e9fd222"/>
    </style:style>
    <style:style style:name="P95" style:family="paragraph" style:parent-style-name="Standard">
      <style:text-properties officeooo:paragraph-rsid="0eb9c424"/>
    </style:style>
    <style:style style:name="P96" style:family="paragraph" style:parent-style-name="Footnote">
      <style:text-properties officeooo:paragraph-rsid="0d4c0055"/>
    </style:style>
    <style:style style:name="P97" style:family="paragraph" style:parent-style-name="Footnote">
      <style:text-properties officeooo:rsid="043ccc66" officeooo:paragraph-rsid="0e849f1d"/>
    </style:style>
    <style:style style:name="P98" style:family="paragraph" style:parent-style-name="Footnote">
      <style:text-properties officeooo:rsid="043ccc66" officeooo:paragraph-rsid="0ec8cada"/>
    </style:style>
    <style:style style:name="P99" style:family="paragraph" style:parent-style-name="Footnote">
      <style:text-properties officeooo:paragraph-rsid="0e927a7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Standard">
      <style:text-properties officeooo:rsid="0ec19879" officeooo:paragraph-rsid="0ec19879"/>
    </style:style>
    <style:style style:name="P102" style:family="paragraph" style:parent-style-name="Standard">
      <style:text-properties officeooo:paragraph-rsid="0ec19879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4" style:family="paragraph" style:parent-style-name="Standard">
      <style:text-properties officeooo:paragraph-rsid="0ec22dd8"/>
    </style:style>
    <style:style style:name="P105" style:family="paragraph" style:parent-style-name="Standard">
      <style:text-properties officeooo:paragraph-rsid="0ecb810d"/>
    </style:style>
    <style:style style:name="P106" style:family="paragraph" style:parent-style-name="Standard">
      <style:text-properties officeooo:paragraph-rsid="0ecd4bf5"/>
    </style:style>
    <style:style style:name="P107" style:family="paragraph" style:parent-style-name="Standard">
      <style:text-properties officeooo:paragraph-rsid="0e460a91"/>
    </style:style>
    <style:style style:name="P108" style:family="paragraph" style:parent-style-name="Standard">
      <style:text-properties officeooo:paragraph-rsid="0e4746e6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3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8" style:family="paragraph" style:parent-style-name="Standard">
      <style:text-properties officeooo:paragraph-rsid="0eef683a"/>
    </style:style>
    <style:style style:name="P1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officeooo:rsid="0ee5565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style:font-size-asian="12pt" style:font-size-complex="12pt"/>
    </style:style>
    <style:style style:name="T3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6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officeooo:rsid="047da547"/>
    </style:style>
    <style:style style:name="T3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style:font-size-asian="12pt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officeooo:rsid="04473353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officeooo:rsid="0e48dca5" style:font-weight-asian="bold" style:font-weight-complex="bold"/>
    </style:style>
    <style:style style:name="T414" style:family="text">
      <style:text-properties fo:font-weight="bold" officeooo:rsid="0ee5ca94" style:font-weight-asian="bold" style:font-weight-complex="bold"/>
    </style:style>
    <style:style style:name="T415" style:family="text">
      <style:text-properties officeooo:rsid="0aace3cd"/>
    </style:style>
    <style:style style:name="T416" style:family="text">
      <style:text-properties fo:font-size="10pt" style:font-size-asian="10pt" style:font-size-complex="10pt"/>
    </style:style>
    <style:style style:name="T417" style:family="text">
      <style:text-properties officeooo:rsid="0394a435"/>
    </style:style>
    <style:style style:name="T418" style:family="text">
      <style:text-properties officeooo:rsid="0b668458"/>
    </style:style>
    <style:style style:name="T419" style:family="text">
      <style:text-properties officeooo:rsid="0c125172"/>
    </style:style>
    <style:style style:name="T4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2" style:family="text">
      <style:text-properties officeooo:rsid="0cf7e116"/>
    </style:style>
    <style:style style:name="T423" style:family="text">
      <style:text-properties officeooo:rsid="0b952edb"/>
    </style:style>
    <style:style style:name="T424" style:family="text">
      <style:text-properties loext:padding="0.049cm" loext:border="0.31pt solid #000000"/>
    </style:style>
    <style:style style:name="T425" style:family="text">
      <style:text-properties officeooo:rsid="0ec3cb48"/>
    </style:style>
    <style:style style:name="T426" style:family="text">
      <style:text-properties officeooo:rsid="0ec42890"/>
    </style:style>
    <style:style style:name="T427" style:family="text">
      <style:text-properties officeooo:rsid="0ec6fcb2"/>
    </style:style>
    <style:style style:name="T428" style:family="text">
      <style:text-properties officeooo:rsid="0e3b8d4d"/>
    </style:style>
    <style:style style:name="T429" style:family="text">
      <style:text-properties officeooo:rsid="0e2b2f17"/>
    </style:style>
    <style:style style:name="T430" style:family="text">
      <style:text-properties officeooo:rsid="0e3cac9e"/>
    </style:style>
    <style:style style:name="T431" style:family="text">
      <style:text-properties officeooo:rsid="0e3dd250"/>
    </style:style>
    <style:style style:name="T432" style:family="text">
      <style:text-properties officeooo:rsid="0e48dca5"/>
    </style:style>
    <style:style style:name="T43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286">C</text:span><text:span text:style-name="T285">hecklist voor </text:span><text:span text:style-name="T287">de installatie</text:span><text:span text:style-name="T285"> van </text:span><text:reference-mark-start text:name="Distributie"/><text:span text:style-name="T288">Debian</text:span><text:reference-mark-end text:name="Distributie"/><text:span text:style-name="T289"> </text:span><text:span text:style-name="T290">GNU/Linux </text:span><text:reference-mark-start text:name="Versie"/><text:span text:style-name="T288">1</text:span><text:span text:style-name="T291">1</text:span><text:reference-mark-end text:name="Versie"/><text:span text:style-name="Strong_20_Emphasis"><text:span text:style-name="T325"> </text:span></text:span><text:span text:style-name="Strong_20_Emphasis"><text:span text:style-name="T326">LTS</text:span></text:span><text:span text:style-name="T292"><text:note text:id="ftn1" text:note-class="footnote"><text:note-citation>1</text:note-citation><text:note-body><text:p text:style-name="P31"><text:span text:style-name="T417">Deze versie heeft codenaam </text:span><text:span text:style-name="T366">B</text:span><text:span text:style-name="T367">ullseye</text:span><text:span text:style-name="T418"> </text:span><text:span text:style-name="T419">(</text:span><text:span text:style-name="T367">bullseye</text:span><text:span text:style-name="T419">)</text:span><text:span text:style-name="T418"> </text:span><text:span text:style-name="T368">en is een zogenaamde LTS-versie (</text:span><text:span text:style-name="T369">LTS=</text:span><text:span text:style-name="T368">Long-Term Support, langetermijnondersteuning). <text:s/></text:span><text:span text:style-name="T370">Deze</text:span><text:span text:style-name="T368"> LTS-versie versch</text:span><text:span text:style-name="T370">een </text:span><text:span text:style-name="T371">in </text:span><text:span text:style-name="T372">augustus</text:span><text:span text:style-name="T368"> 20</text:span><text:span text:style-name="T372">2</text:span><text:span text:style-name="T370">1</text:span><text:span text:style-name="T368"> en wordt </text:span><text:span text:style-name="T377">standaard </text:span><text:span text:style-name="T368">vanaf vrijgave </text:span><text:span text:style-name="T371">vijf</text:span><text:span text:style-name="T368"> jaar ondersteund</text:span><text:span text:style-name="T373"> </text:span><text:span text:style-name="T368">(</text:span><text:span text:style-name="T374">updates </text:span><text:span text:style-name="T368">tot </text:span><text:span text:style-name="T372">augustus</text:span><text:span text:style-name="T370"> </text:span><text:span text:style-name="T368">202</text:span><text:span text:style-name="T372">6</text:span><text:span text:style-name="T373">)</text:span><text:span text:style-name="T375">.</text:span></text:p></text:note-body></text:note></text:span><text:span text:style-name="T293"> </text:span><text:reference-mark-start text:name="Editie"/><text:span text:style-name="T294">desktop</text:span><text:reference-mark-end text:name="Editie"/><text:span text:style-name="T295">.</text:span></text:p>
      <text:p text:style-name="P4"/>
      <text:p text:style-name="Standard"><text:span text:style-name="T42">Kijk op</text:span><text:span text:style-name="T317"> </text:span><text:a xlink:type="simple" xlink:href="https://karelzimmer.nl/" text:style-name="Internet_20_link" text:visited-style-name="Visited_20_Internet_20_Link"><text:span text:style-name="T11">karelzimmer.nl</text:span></text:a><text:span text:style-name="T317"> </text:span><text:span text:style-name="T379">voor</text:span><text:span text:style-name="T380"> </text:span><text:span text:style-name="T381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40"/>
      <text:p text:style-name="P39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2">(zie toelichting)</text:span><text:span text:style-name="T23">:</text:span></text:p>
      <text:p text:style-name="P34"><text:span text:style-name="Definition"><text:span text:style-name="T384">g</text:span></text:span><text:span text:style-name="Definition"><text:span text:style-name="T383">ebruiker</text:span></text:span><text:span text:style-name="Definition"><text:span text:style-name="T388"><text:tab/><text:tab/></text:span></text:span><text:span text:style-name="Definition"><text:span text:style-name="T408"> <text:tab/><text:tab/></text:span></text:span><text:span text:style-name="T389"><draw:control text:anchor-type="as-char" svg:y="-0.429cm" draw:z-index="11" draw:name="Gebruiker" draw:style-name="gr2" draw:text-style-name="P120" svg:width="6.061cm" svg:height="0.6cm" draw:control="control12"><svg:title>Gebruiker</svg:title><svg:desc>Volledige naam, bijv. Jan Stek</svg:desc></draw:control></text:span><text:span text:style-name="T389"><text:tab/></text:span><text:span text:style-name="T390">(</text:span><text:span text:style-name="T385">volledige naam, bijv. </text:span><text:span text:style-name="T403">J</text:span><text:span text:style-name="T404">a</text:span><text:span text:style-name="T403">n </text:span><text:span text:style-name="T404">Jansen</text:span><text:span text:style-name="T386">)</text:span></text:p>
      <text:p text:style-name="Standard"><text:span text:style-name="Definition"><text:span text:style-name="T384">g</text:span></text:span><text:span text:style-name="Definition"><text:span text:style-name="T383">ebruikersnaam<text:tab/></text:span></text:span><text:span text:style-name="Definition"><text:span text:style-name="T383"><draw:control text:anchor-type="as-char" svg:y="-0.429cm" draw:z-index="12" draw:name="Gberuikersnaam" draw:style-name="gr2" draw:text-style-name="P120" svg:width="6.061cm" svg:height="0.6cm" draw:control="control13"><svg:title>Gebruikersnaam</svg:title><svg:desc>Korte naam, bijv. jan</svg:desc></draw:control></text:span></text:span><text:span text:style-name="Definition"><text:span text:style-name="T383"><text:tab/></text:span></text:span><text:span text:style-name="T12">(korte naam, bijv. </text:span><text:span text:style-name="T314">j</text:span><text:span text:style-name="T315">a</text:span><text:span text:style-name="T314">n</text:span><text:span text:style-name="T12">)</text:span></text:p>
      <text:p text:style-name="P33"><text:span text:style-name="Definition"><text:span text:style-name="T392">c</text:span></text:span><text:span text:style-name="Definition"><text:span text:style-name="T391">omputernaam<text:tab/><text:tab/></text:span></text:span><text:span text:style-name="Definition"><text:span text:style-name="T389"><draw:control text:anchor-type="as-char" svg:y="-0.429cm" draw:z-index="13" draw:name="Computernaam" draw:style-name="gr2" draw:text-style-name="P120" svg:width="6.061cm" svg:height="0.6cm" draw:control="control14"><svg:title>Computernaam</svg:title><svg:desc>Unieke naam van de computer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naam van de compute</text:span></text:span><text:span text:style-name="Definition"><text:span text:style-name="T397">r, </text:span></text:span><text:span text:style-name="Definition"><text:span text:style-name="T398">bijv. p</text:span></text:span><text:span text:style-name="Definition"><text:span text:style-name="T399">c02</text:span></text:span><text:span text:style-name="Definition"><text:span text:style-name="T395">)</text:span></text:span></text:p>
      <text:p text:style-name="P33"><text:span text:style-name="Definition"><text:span text:style-name="T384">o</text:span></text:span><text:span text:style-name="Definition"><text:span text:style-name="T383">pstartmenu</text:span></text:span><text:span text:style-name="Definition"><text:span text:style-name="T389"><text:tab/><text:tab/><text:tab/></text:span></text:span><text:span text:style-name="Definition"><text:span text:style-name="T389"><draw:control text:anchor-type="as-char" svg:y="-0.429cm" draw:z-index="14" draw:name="Opstartmenu" draw:style-name="gr2" draw:text-style-name="P120" svg:width="6.061cm" svg:height="0.6cm" draw:control="control15"><svg:title>Opstartmenu</svg:title><svg:desc>Toets voor het opstartmenu ("bootmenu")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to</text:span></text:span><text:span text:style-name="Definition"><text:span text:style-name="T400">ets voor het opstartmedium</text:span></text:span><text:span text:style-name="Definition"><text:span text:style-name="T401">)</text:span></text:span></text:p>
      <text:p text:style-name="P33"><text:span text:style-name="Definition"><text:span text:style-name="T393">i</text:span></text:span><text:span text:style-name="Definition"><text:span text:style-name="T394">nstellingen</text:span></text:span><text:span text:style-name="T395"><text:tab/> <text:tab/><text:tab/></text:span><text:span text:style-name="T395"><draw:control text:anchor-type="as-char" svg:y="-0.429cm" draw:z-index="10" draw:name="Instellingen" draw:style-name="gr2" draw:text-style-name="P120" svg:width="6.061cm" svg:height="0.6cm" draw:control="control11"><svg:title>Instellingen</svg:title><svg:desc>Toets voor het BIOS/UEFI-scherm ("setup")</svg:desc></draw:control></text:span><text:span text:style-name="T395"><text:tab/>(</text:span><text:span text:style-name="T396">toets voor het BIOS/UEFI-scherm</text:span><text:span text:style-name="T395">)</text:span></text:p>
      <text:p text:style-name="P36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2</text:span></text:span><text:span text:style-name="Definition"><text:span text:style-name="T388"><text:tab/></text:span></text:span><text:span text:style-name="Definition"><text:span text:style-name="T408"> <text:tab/><text:tab/></text:span></text:span><text:span text:style-name="T389"><draw:control text:anchor-type="as-char" svg:y="-0.429cm" draw:z-index="26" draw:name="Gebruiker 1" draw:style-name="gr2" draw:text-style-name="P120" svg:width="6.061cm" svg:height="0.6cm" draw:control="control27"><svg:title>Gebruiker</svg:title><svg:desc>Volledige naam, bijv. Jan Stek</svg:desc></draw:control></text:span><text:span text:style-name="T389"><text:tab/></text:span><text:span text:style-name="T390">(</text:span><text:span text:style-name="T385">volledige naam </text:span><text:span text:style-name="T387">evt. 2</text:span><text:span text:style-name="T409">e</text:span><text:span text:style-name="T387"> gebruiker</text:span><text:span text:style-name="T386">)</text:span></text:p>
      <text:p text:style-name="P106"><text:span text:style-name="Definition"><text:span text:style-name="T406">g</text:span></text:span><text:span text:style-name="Definition"><text:span text:style-name="T405">ebruikersnaam</text:span></text:span><text:span text:style-name="Definition"><text:span text:style-name="T407">2</text:span></text:span><text:span text:style-name="Definition"><text:span text:style-name="T383"><text:tab/></text:span></text:span><text:span text:style-name="Definition"><text:span text:style-name="T383"><draw:control text:anchor-type="as-char" svg:y="-0.429cm" draw:z-index="27" draw:name="Gberuikersnaam 1" draw:style-name="gr2" draw:text-style-name="P120" svg:width="6.061cm" svg:height="0.6cm" draw:control="control28"><svg:title>Gebruikersnaam</svg:title><svg:desc>Korte naam, bijv. jan</svg:desc></draw:control></text:span></text:span><text:span text:style-name="Definition"><text:span text:style-name="T383"><text:tab/></text:span></text:span><text:span text:style-name="T12">(korte naam</text:span><text:span text:style-name="T316"> </text:span><text:span text:style-name="T402">evt. 2</text:span><text:span text:style-name="T410">e</text:span><text:span text:style-name="T402"> gebruiker</text:span><text:span text:style-name="T12">)</text:span></text:p>
      <text:p text:style-name="P36"><text:span text:style-name="T302">Vervang </text:span><text:span text:style-name="Definition"><text:span text:style-name="T14">schuingedrukte</text:span></text:span><text:span text:style-name="T302"> </text:span><text:span text:style-name="T303">woorden </text:span><text:span text:style-name="T302">in deze checklist door </text:span><text:span text:style-name="T303">boven</text:span><text:span text:style-name="T302">staande waarden.</text:span></text:p>
      <text:p text:style-name="P41"/>
      <text:p text:style-name="P35"><text:span text:style-name="Strong_20_Emphasis"><text:span text:style-name="T310"/></text:span></text:p>
      <text:p text:style-name="P37"><text:span text:style-name="T312">Nog niet op Linux?</text:span><text:span text:style-name="T304"><text:tab/></text:span><text:span text:style-name="T307"><text:tab/></text:span><text:span text:style-name="T308">G</text:span><text:span text:style-name="T301">ebruik </text:span><text:span text:style-name="Strong_20_Emphasis"><text:span text:style-name="T313">Checklist migratie</text:span></text:span><text:span text:style-name="T301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5"> onder </text:span><text:span text:style-name="T311">Linux</text:span><text:span text:style-name="T306">.</text:span></text:p>
      <text:p text:style-name="P24"><text:span text:style-name="T283">Nieuwe installatie?</text:span><text:span text:style-name="T278"><text:tab/></text:span><text:span text:style-name="T280"></text:span><text:span text:style-name="T282"><text:tab/></text:span><text:span text:style-name="T281">B</text:span><text:span text:style-name="T278">egin bij hoofdstuk </text:span><text:span text:style-name="T283"><text:bookmark-ref text:reference-format="page" text:ref-name="__RefNumPara__4009_1271708128">2</text:bookmark-ref></text:span><text:span text:style-name="T283"><text:s text:c="2"/></text:span><text:span text:style-name="T284"><text:bookmark-ref text:reference-format="text" text:ref-name="__RefNumPara__4009_1271708128">Installatie uitvoeren</text:bookmark-ref></text:span><text:span text:style-name="T279">.</text:span></text:p>
      <text:p text:style-name="P32"><text:span text:style-name="Strong_20_Emphasis"><text:span text:style-name="T309"/></text:span></text:p>
      <text:list xml:id="list1990069987" text:style-name="L1">
        <text:list-item>
          <text:p text:style-name="P114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4"><text:span text:style-name="Strong_20_Emphasis"><text:span text:style-name="T70"><text:s/></text:span></text:span><text:span text:style-name="Strong_20_Emphasis"><text:span text:style-name="T125"><draw:control text:anchor-type="as-char" draw:z-index="25" draw:name="Vorm 1" draw:style-name="gr1" draw:text-style-name="P119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3">Leg Wi<text:span text:style-name="T425">F</text:span>i-<text:span text:style-name="T426">gegevens vast zoals de naam v</text:span><text:span text:style-name="T427">a</text:span><text:span text:style-name="T426">n het netwerk (SSID) en wachtwoord</text:span><text:span text:style-name="Strong_20_Emphasis"><text:span text:style-name="T124"><text:note text:id="ftn2" text:note-class="footnote"><text:note-citation>2</text:note-citation><text:note-body><text:p text:style-name="P98"><text:span text:style-name="User_20_Entry"><text:span text:style-name="T230">Bijv. </text:span></text:span><text:span text:style-name="User_20_Entry"><text:span text:style-name="T229">met </text:span></text:span><text:span text:style-name="User_20_Entry"><text:span text:style-name="T256">Terminalvenster</text:span></text:span><text:span text:style-name="User_20_Entry"><text:span text:style-name="T228"> </text:span></text:span><text:span text:style-name="User_20_Entry"><text:span text:style-name="T230">opdracht</text:span></text:span><text:span text:style-name="User_20_Entry"><text:span text:style-name="T228">: </text:span></text:span><text:span text:style-name="User_20_Entry"><text:span text:style-name="T275">sudo </text:span></text:span><text:span text:style-name="User_20_Entry"><text:span text:style-name="T277">more</text:span></text:span><text:span text:style-name="User_20_Entry"><text:span text:style-name="T275"> </text:span></text:span><text:span text:style-name="User_20_Entry"><text:span text:style-name="T276">/etc/NetworkManager/system-connections/</text:span></text:span><text:span text:style-name="User_20_Entry"><text:span text:style-name="T275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0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0" draw:name="Vorm3" draw:style-name="gr1" draw:text-style-name="P1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9"><text:span text:style-name="T266">E</text:span><text:span text:style-name="T267">v</text:span><text:span text:style-name="T268">en</text:span><text:span text:style-name="T270">t</text:span><text:span text:style-name="T271">uele </text:span><text:span text:style-name="T272">extra </text:span><text:span text:style-name="T274">gebruiker</text:span><text:span text:style-name="T272">s aanmelden </text:span><text:span text:style-name="T273">en dezelfde stappen uitvoeren</text:span><text:span text:style-name="T269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3962690365232">
          <table:table-cell table:style-name="_31_._5f_Installatie_5f_voorbereiden.A1" office:value-type="string">
            <text:p text:style-name="P62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962690365520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5" draw:name="Vorm4" draw:style-name="gr1" draw:text-style-name="P1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8"><text:span text:style-name="Strong_20_Emphasis"><text:span text:style-name="T70">Installeer </text:span></text:span><text:span text:style-name="Strong_20_Emphasis"><text:span text:style-name="T121">pakket kz met </text:span></text:span><text:span text:style-name="Strong_20_Emphasis"><text:span text:style-name="T120">scripts en documenten van Karel Zimmer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75">druk op de </text:span></text:span><text:span text:style-name="Strong_20_Emphasis"><text:span text:style-name="T89">Super</text:span></text:span><text:span text:style-name="Strong_20_Emphasis"><text:span text:style-name="T75">-toets</text:span></text:span><text:span text:style-name="Strong_20_Emphasis"><text:span text:style-name="T75"><text:note text:id="ftn4" text:note-class="footnote"><text:note-citation>4</text:note-citation><text:note-body><text:p text:style-name="P26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8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60">Terminalvenster</text:span></text:span><text:span text:style-name="Strong_20_Emphasis"><text:span text:style-name="T81">.</text:span></text:span><text:span text:style-name="Strong_20_Emphasis"><text:span text:style-name="T78"> </text:span></text:span></text:p>
          </table:table-cell>
        </table:table-row>
        <table:table-row table:style-name="TableLine93962690365808">
          <table:table-cell table:style-name="_31_._5f_Installatie_5f_voorbereiden.A1" office:value-type="string">
            <text:p text:style-name="P73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77"><text:span text:style-name="T4">Typ</text:span><text:span text:style-name="Strong_20_Emphasis"><text:span text:style-name="T82">, of </text:span></text:span><text:span text:style-name="Strong_20_Emphasis"><text:span text:style-name="T78">kopieer en plak, de</text:span></text:span><text:span text:style-name="Strong_20_Emphasis"><text:span text:style-name="T83">z</text:span></text:span><text:span text:style-name="Strong_20_Emphasis"><text:span text:style-name="T78">e </text:span></text:span><text:span text:style-name="Strong_20_Emphasis"><text:span text:style-name="T84">drie </text:span></text:span><text:span text:style-name="Strong_20_Emphasis"><text:span text:style-name="T78">opdrachten, ieder gevolgd door de </text:span></text:span><text:span text:style-name="Strong_20_Emphasis"><text:span text:style-name="T73">Enter</text:span></text:span><text:span text:style-name="Strong_20_Emphasis"><text:span text:style-name="T72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7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396269036609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3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 table:style-name="TableLine939626903663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962690366672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" draw:name="Vorm6" draw:style-name="gr1" draw:text-style-name="P11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4">Bereid de installatie voor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87">druk </text:span></text:span><text:span text:style-name="Strong_20_Emphasis"><text:span text:style-name="T88">op de </text:span></text:span><text:span text:style-name="Strong_20_Emphasis"><text:span text:style-name="T89">Super</text:span></text:span><text:span text:style-name="Strong_20_Emphasis"><text:span text:style-name="T88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4">, </text:span></text:span><text:span text:style-name="Strong_20_Emphasis"><text:span text:style-name="T90">t</text:span></text:span><text:span text:style-name="Strong_20_Emphasis"><text:span text:style-name="T77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5"> </text:span></text:span><text:span text:style-name="Strong_20_Emphasis"><text:span text:style-name="T91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</text:span></text:span><text:span text:style-name="Strong_20_Emphasis"><text:span text:style-name="T126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88">.</text:span></text:span></text:p>
          </table:table-cell>
        </table:table-row>
        <table:table-row table:style-name="TableLine93962690366960">
          <table:table-cell table:style-name="_31_._5f_Installatie_5f_voorbereiden.A1" office:value-type="string">
            <text:p text:style-name="P6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92">K</text:span></text:span><text:span text:style-name="Strong_20_Emphasis"><text:span text:style-name="T93">ie</text:span></text:span><text:span text:style-name="Strong_20_Emphasis"><text:span text:style-name="T94">s</text:span></text:span><text:span text:style-name="Strong_20_Emphasis"><text:span text:style-name="T86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80">stallatie voorbereiden</text:span></text:span><text:span text:style-name="Strong_20_Emphasis"><text:span text:style-name="T95"> </text:span></text:span><text:span text:style-name="Strong_20_Emphasis"><text:span text:style-name="T96">en </text:span></text:span><text:span text:style-name="Strong_20_Emphasis"><text:span text:style-name="T97">v</text:span></text:span><text:span text:style-name="Strong_20_Emphasis"><text:span text:style-name="T86">olg de aanwijzingen op het scherm.</text:span></text:span></text:p>
          </table:table-cell>
        </table:table-row>
      </table:table>
      <text:p text:style-name="P44"/>
      <text:list xml:id="list131441701719919" text:continue-numbering="true" text:style-name="L1">
        <text:list-item>
          <text:p text:style-name="P115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6268496345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2" draw:name="Vorm9" draw:style-name="gr1" draw:text-style-name="P11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346">Start de computer op vanaf </text:span><text:span text:style-name="T347">een </text:span><text:span text:style-name="T347"><text:reference-ref text:reference-format="text" text:ref-name="Distributie">Debian</text:reference-ref></text:span><text:span text:style-name="T347"><text:s/></text:span><text:span text:style-name="Strong_20_Emphasis"><text:span text:style-name="T318"><text:reference-ref text:reference-format="text" text:ref-name="Versie">11</text:reference-ref></text:span></text:span><text:span text:style-name="Strong_20_Emphasis"><text:span text:style-name="T318"><text:s/></text:span></text:span><text:span text:style-name="T348">(</text:span><text:span text:style-name="T349">Live</text:span><text:span text:style-name="T217"><text:note text:id="ftn5" text:note-class="footnote"><text:note-citation>1</text:note-citation><text:note-body><text:p text:style-name="P30"><text:span text:style-name="T411">Vanaf ee</text:span>n Live <text:span text:style-name="T415">USB-stick of </text:span><text:span text:style-name="T376">CD</text:span><text:span text:style-name="T416"> </text:span>kunt <text:span text:style-name="T411">u opstarten en</text:span> met <text:reference-ref text:reference-format="text" text:ref-name="Distributie">Debian</text:reference-ref><text:s/>werken zonder deze te installeren.</text:p></text:note-body></text:note></text:span><text:span text:style-name="T218">)</text:span><text:span text:style-name="T216"> </text:span><text:span text:style-name="T219">GNOME</text:span><text:span text:style-name="T216"> </text:span><text:span text:style-name="T220">USB-stick</text:span><text:span text:style-name="T220"><text:note text:id="ftn6" text:note-class="footnote"><text:note-citation>2</text:note-citation><text:note-body><text:p text:style-name="P99"><text:span text:style-name="T24">D</text:span><text:span text:style-name="Strong_20_Emphasis"><text:span text:style-name="T231">ow</text:span></text:span><text:span text:style-name="Strong_20_Emphasis"><text:span text:style-name="T232">nload </text:span></text:span><text:span text:style-name="Strong_20_Emphasis"><text:span text:style-name="T224">e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264"> </text:span></text:span><text:span text:style-name="Strong_20_Emphasis"><text:span text:style-name="T232">Live CD </text:span></text:span><text:span text:style-name="Strong_20_Emphasis"><text:span text:style-name="T235">v</text:span></text:span><text:span text:style-name="Strong_20_Emphasis"><text:span text:style-name="T236">anaf</text:span></text:span><text:span text:style-name="Strong_20_Emphasis"><text:span text:style-name="T237"> </text:span></text:span><text:a xlink:type="simple" xlink:href="https://www.debian.org/CD/live/" text:style-name="Internet_20_link" text:visited-style-name="Visited_20_Internet_20_Link"><text:span text:style-name="Strong_20_Emphasis"><text:span text:style-name="T420">debian.org/cd/live</text:span></text:span></text:a><text:span text:style-name="Strong_20_Emphasis"><text:span text:style-name="T237">, blader naar beneden en klik op </text:span></text:span><text:span text:style-name="Strong_20_Emphasis"><text:span text:style-name="T251">unofficial live images for stable with firmware included</text:span></text:span><text:span text:style-name="Strong_20_Emphasis"><text:span text:style-name="T237">. Klik vervolgens door </text:span></text:span><text:span text:style-name="Strong_20_Emphasis"><text:span text:style-name="T225">naar</text:span></text:span><text:span text:style-name="Strong_20_Emphasis"><text:span text:style-name="T237"> </text:span></text:span><text:span text:style-name="Strong_20_Emphasis"><text:span text:style-name="T251">amd64</text:span></text:span><text:span text:style-name="Strong_20_Emphasis"><text:span text:style-name="T237"> en </text:span></text:span><text:span text:style-name="Strong_20_Emphasis"><text:span text:style-name="T251">iso-hybrid</text:span></text:span><text:span text:style-name="Strong_20_Emphasis"><text:span text:style-name="T237">. </text:span></text:span><text:span text:style-name="Strong_20_Emphasis"><text:span text:style-name="T225">D</text:span></text:span><text:span text:style-name="Strong_20_Emphasis"><text:span text:style-name="T238">aar aangekomen kies </text:span></text:span><text:span text:style-name="T252">debian-live-11</text:span><text:span text:style-name="T253">-</text:span><text:span text:style-name="T252">amd-64-</text:span><text:span text:style-name="T253">gnome</text:span><text:span text:style-name="T254">+non-fre</text:span><text:span text:style-name="T255">e</text:span><text:span text:style-name="T254">.iso</text:span><text:span text:style-name="Strong_20_Emphasis"><text:span text:style-name="T232">, </text:span></text:span><text:span text:style-name="Strong_20_Emphasis"><text:span text:style-name="T231">e</text:span></text:span><text:span text:style-name="Strong_20_Emphasis"><text:span text:style-name="T239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6"><text:span text:style-name="T24"><text:tab/></text:span><text:span text:style-name="Strong_20_Emphasis"><text:span text:style-name="T226">G</text:span></text:span><text:span text:style-name="Strong_20_Emphasis"><text:span text:style-name="T240">ebruik </text:span></text:span><text:span text:style-name="Strong_20_Emphasis"><text:span text:style-name="T241">het programma balenaEtche</text:span></text:span><text:span text:style-name="Strong_20_Emphasis"><text:span text:style-name="T242">r</text:span></text:span><text:span text:style-name="Strong_20_Emphasis"><text:span text:style-name="T241"> </text:span></text:span><text:span text:style-name="Strong_20_Emphasis"><text:span text:style-name="T243">(</text:span></text:span><text:a xlink:type="simple" xlink:href="https://www.balena.io/etcher/" text:style-name="Internet_20_link" text:visited-style-name="Visited_20_Internet_20_Link"><text:span text:style-name="Strong_20_Emphasis"><text:span text:style-name="T421">etcher.io</text:span></text:span></text:a><text:span text:style-name="Strong_20_Emphasis"><text:span text:style-name="T243">) </text:span></text:span><text:span text:style-name="Strong_20_Emphasis"><text:span text:style-name="T244">om de CD naar de USB-stick te schrijven</text:span></text:span><text:span text:style-name="Strong_20_Emphasis"><text:span text:style-name="T243">; </text:span></text:span><text:span text:style-name="Strong_20_Emphasis"><text:span text:style-name="T241">balenaEtche</text:span></text:span><text:span text:style-name="Strong_20_Emphasis"><text:span text:style-name="T242">r</text:span></text:span><text:span text:style-name="Strong_20_Emphasis"><text:span text:style-name="T245"> is</text:span></text:span><text:span text:style-name="Strong_20_Emphasis"><text:span text:style-name="T243"> </text:span></text:span><text:span text:style-name="Strong_20_Emphasis"><text:span text:style-name="T246">beschikbaar voor </text:span></text:span><text:span text:style-name="Strong_20_Emphasis"><text:span text:style-name="T247">Windows, </text:span></text:span><text:span text:style-name="Strong_20_Emphasis"><text:span text:style-name="T248">OS X</text:span></text:span><text:span text:style-name="Strong_20_Emphasis"><text:span text:style-name="T241">, </text:span></text:span><text:span text:style-name="Strong_20_Emphasis"><text:span text:style-name="T243">en </text:span></text:span><text:span text:style-name="Strong_20_Emphasis"><text:span text:style-name="T249">GNU/</text:span></text:span><text:span text:style-name="Strong_20_Emphasis"><text:span text:style-name="T241">Linux</text:span></text:span><text:span text:style-name="Strong_20_Emphasis"><text:span text:style-name="T250">.</text:span></text:span></text:p></text:note-body></text:note></text:span><text:span text:style-name="T220"> </text:span><text:span text:style-name="T221">of</text:span><text:span text:style-name="T220"> </text:span><text:span text:style-name="T211">C</text:span><text:span text:style-name="T220">D</text:span><text:span text:style-name="T220"><text:note text:id="ftn7" text:note-class="footnote"><text:note-citation>3</text:note-citation><text:note-body><text:p text:style-name="P25">Telkens u in deze checklist “CD” tegenkomt, geldt dit zowel voor CD's, DVD's als BD's, omdat vanuit het oogpunt van het besturingssysteem al deze technologieën helemaal hetzelfde zijn.</text:p></text:note-body></text:note></text:span><text:span text:style-name="T216">.</text:span></text:p>
            <text:p text:style-name="P64"><text:span text:style-name="T222">Opstartmenu/</text:span><text:span text:style-name="T223">boot menu</text:span><text:span text:style-name="T222"> </text:span><text:span text:style-name="T216">via </text:span><text:span text:style-name="Definition"><text:span text:style-name="T5">opstartmenu</text:span></text:span><text:span text:style-name="T216">, </text:span><text:span text:style-name="T222">instellingen/</text:span><text:span text:style-name="T223">setup</text:span><text:span text:style-name="T216"> via </text:span><text:span text:style-name="Definition"><text:span text:style-name="T5">instellingen</text:span></text:span><text:span text:style-name="T216">.</text:span></text:p>
          </table:table-cell>
        </table:table-row>
        <table:table-row table:style-name="TableLine93962690328656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396269059142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><text:span text:style-name="Strong_20_Emphasis"><text:span text:style-name="T70"><text:s/></text:span></text:span><text:span text:style-name="Strong_20_Emphasis"><text:span text:style-name="T125"><draw:control text:anchor-type="as-char" draw:z-index="19" draw:name="Vorm11_0" draw:style-name="gr1" draw:text-style-name="P11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1">Welcom</text:span></text:span><text:span text:style-name="Strong_20_Emphasis"><text:span text:style-name="T199">e</text:span></text:span><text:span text:style-name="Strong_20_Emphasis"><text:span text:style-name="T150"> </text:span></text:span><text:span text:style-name="Strong_20_Emphasis"><text:span text:style-name="T151">en </text:span></text:span><text:span text:style-name="Strong_20_Emphasis"><text:span text:style-name="T200">Typing </text:span></text:span><text:span text:style-name="Strong_20_Emphasis"><text:span text:style-name="T138">klik op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49">Als het scherm </text:span></text:span><text:span text:style-name="Strong_20_Emphasis"><text:span text:style-name="T173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8">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Privacy</text:span></text:span><text:span text:style-name="Strong_20_Emphasis"><text:span text:style-name="T150"> </text:span></text:span><text:span text:style-name="Strong_20_Emphasis"><text:span text:style-name="T138">klik op </text:span></text:span><text:span text:style-name="Strong_20_Emphasis"><text:span text:style-name="T200">N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133">O</text:span></text:span><text:span text:style-name="Strong_20_Emphasis"><text:span text:style-name="T139">p het scherm </text:span></text:span><text:span text:style-name="Strong_20_Emphasis"><text:span text:style-name="T179">Connect Your Online Accounts</text:span></text:span><text:span text:style-name="Strong_20_Emphasis"><text:span text:style-name="T139"> </text:span></text:span><text:span text:style-name="Strong_20_Emphasis"><text:span text:style-name="T140">klik </text:span></text:span><text:span text:style-name="Strong_20_Emphasis"><text:span text:style-name="T139">op </text:span></text:span><text:span text:style-name="Strong_20_Emphasis"><text:span text:style-name="T179">Skip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199">Setup Complete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199">Start Using Debian GNU/Linux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50">Sluit het scherm </text:span></text:span><text:span text:style-name="Strong_20_Emphasis"><text:span text:style-name="T202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962690593728">
          <table:table-cell table:style-name="_32_._5f_Installatie_5f_uitvoeren.A1" office:value-type="string">
            <text:p text:style-name="P75"><text:span text:style-name="Strong_20_Emphasis"><text:span text:style-name="T70"><text:s/></text:span></text:span><text:span text:style-name="Strong_20_Emphasis"><text:span text:style-name="T125"><draw:control text:anchor-type="as-char" draw:z-index="17" draw:name="Vorm13_1" draw:style-name="gr1" draw:text-style-name="P11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1">Start de installatie</text:span></text:span><text:span text:style-name="Strong_20_Emphasis"><text:span text:style-name="T141">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98">klik op </text:span></text:span><text:span text:style-name="Strong_20_Emphasis"><text:span text:style-name="T163">Activities</text:span></text:span><text:span text:style-name="Strong_20_Emphasis"><text:span text:style-name="T98"> en </text:span></text:span><text:span text:style-name="Strong_20_Emphasis"><text:span text:style-name="T99">een </text:span></text:span><text:span text:style-name="Strong_20_Emphasis"><text:span text:style-name="T98">klik op</text:span></text:span><text:span text:style-name="Strong_20_Emphasis"><text:span text:style-name="T100"> </text:span></text:span><text:span text:style-name="Strong_20_Emphasis"><text:span text:style-name="T164">Install Debian</text:span></text:span><text:span text:style-name="Strong_20_Emphasis"><text:span text:style-name="T52">.</text:span></text:span></text:p>
          </table:table-cell>
        </table:table-row>
        <table:table-row table:style-name="TableLine93962690594016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51">Bij </text:span></text:span><text:span text:style-name="Strong_20_Emphasis"><text:span text:style-name="T174">Welcome</text:span></text:span><text:span text:style-name="Strong_20_Emphasis"><text:span text:style-name="T51"> kies </text:span></text:span><text:span text:style-name="Strong_20_Emphasis"><text:span text:style-name="T174">Nederlands</text:span></text:span><text:span text:style-name="Strong_20_Emphasis"><text:span text:style-name="T51"> en klik op </text:span></text:span><text:span text:style-name="Strong_20_Emphasis"><text:span text:style-name="T174">Volgende</text:span></text:span><text:span text:style-name="Strong_20_Emphasis"><text:span text:style-name="T51">.</text:span></text:span></text:p>
          </table:table-cell>
        </table:table-row>
        <table:table-row table:style-name="TableLine93962690594304">
          <table:table-cell table:style-name="_32_._5f_Installatie_5f_uitvoeren.A1" office:value-type="string">
            <text:p text:style-name="P83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2">Locatie</text:span> kies bij <text:span text:style-name="T412">Regio</text:span> voor <text:span text:style-name="T412">Europa</text:span> en klik op <text:span text:style-name="T412">Volgende</text:span>.</text:p>
          </table:table-cell>
        </table:table-row>
        <table:table-row table:style-name="TableLine93962690594592">
          <table:table-cell table:style-name="_32_._5f_Installatie_5f_uitvoeren.A1" office:value-type="string">
            <text:p text:style-name="P83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2">Toetsenbord</text:span> kies <text:span text:style-name="T412">English (US)</text:span> en klik op <text:span text:style-name="T412">Volgende</text:span>.</text:p>
          </table:table-cell>
        </table:table-row>
        <table:table-row table:style-name="TableLine9396269059488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62690595168">
          <table:table-cell table:style-name="_32_._5f_Installatie_5f_uitvoeren.A1" office:value-type="string">
            <text:p text:style-name="P83"><text:span text:style-name="Strong_20_Emphasis"><text:span text:style-name="T70"><text:s/></text:span></text:span><text:span text:style-name="Strong_20_Emphasis"><text:span text:style-name="T125"><draw:control text:anchor-type="as-char" draw:z-index="20" draw:name="Vorm13_4" draw:style-name="gr1" draw:text-style-name="P11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T6">Bij </text:span><text:span text:style-name="T20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5">Volgende</text:span></text:span><text:span text:style-name="Strong_20_Emphasis"><text:span text:style-name="T53">.</text:span></text:span></text:p>
          </table:table-cell>
        </table:table-row>
        <table:table-row table:style-name="TableLine9396269059545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962690595744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3" draw:name="Vorm13" draw:style-name="gr1" draw:text-style-name="P11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134">Bij </text:span></text:span><text:span text:style-name="Strong_20_Emphasis"><text:span text:style-name="T172">Gebruikers</text:span></text:span><text:span text:style-name="Strong_20_Emphasis"><text:span text:style-name="T134"> vul in </text:span></text:span><text:span text:style-name="Strong_20_Emphasis"><text:span text:style-name="T176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5"> </text:span></text:span><text:span text:style-name="Strong_20_Emphasis"><text:span text:style-name="T176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7">Wat is de </text:span></text:span><text:span text:style-name="Strong_20_Emphasis"><text:span text:style-name="T176">naam van deze </text:span></text:span><text:span text:style-name="Strong_20_Emphasis"><text:span text:style-name="T177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5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1">V</text:span></text:span><text:span text:style-name="Strong_20_Emphasis"><text:span text:style-name="T182">olgende</text:span></text:span><text:span text:style-name="Strong_20_Emphasis"><text:span text:style-name="T45">.</text:span></text:span></text:p>
          </table:table-cell>
        </table:table-row>
        <table:table-row table:style-name="TableLine9396269059603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62690596320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4" draw:name="Vorm14" draw:style-name="gr1" draw:text-style-name="P11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9">Bij </text:span></text:span><text:span text:style-name="Strong_20_Emphasis"><text:span text:style-name="T203">Samenvatting</text:span></text:span><text:span text:style-name="Strong_20_Emphasis"><text:span text:style-name="T152"> </text:span></text:span><text:span text:style-name="Strong_20_Emphasis"><text:span text:style-name="T153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3">Installeer</text:span></text:span><text:span text:style-name="Strong_20_Emphasis"><text:span text:style-name="T45">.</text:span></text:span></text:p>
          </table:table-cell>
        </table:table-row>
        <table:table-row table:style-name="TableLine93962690596608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59">Bij </text:span></text:span><text:span text:style-name="Strong_20_Emphasis"><text:span text:style-name="T204">Beëindigen</text:span></text:span><text:span text:style-name="Strong_20_Emphasis"><text:span text:style-name="T152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Voltooid</text:span></text:span><text:span text:style-name="Strong_20_Emphasis"><text:span text:style-name="T45">.</text:span></text:span></text:p>
          </table:table-cell>
        </table:table-row>
        <table:table-row table:style-name="TableLine9396269059689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396269059729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5" draw:name="Vorm20" draw:style-name="gr1" draw:text-style-name="P11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(</text:span></text:span><text:span text:style-name="Strong_20_Emphasis"><text:span text:style-name="T144">USB-stick of </text:span></text:span><text:span text:style-name="Strong_20_Emphasis"><text:span text:style-name="T135">C</text:span></text:span><text:span text:style-name="Strong_20_Emphasis"><text:span text:style-name="T144">D</text:span></text:span><text:span text:style-name="Strong_20_Emphasis"><text:span text:style-name="T41"><text:note-ref text:note-class="footnote" text:reference-format="text" text:ref-name="ftn7">3</text:note-ref></text:span></text:span><text:span text:style-name="Strong_20_Emphasis"><text:span text:style-name="T142">)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46">druk </text:span></text:span><text:span text:style-name="Strong_20_Emphasis"><text:span text:style-name="T147">op</text:span></text:span><text:span text:style-name="Strong_20_Emphasis"><text:span text:style-name="T146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8">.</text:span></text:span></text:p>
          </table:table-cell>
        </table:table-row>
      </table:table>
      <text:p text:style-name="P63"><text:span text:style-name="Strong_20_Emphasis"><text:span text:style-name="T146"/></text:span></text:p>
      <text:list xml:id="list131442045386268" text:continue-numbering="true" text:style-name="L1">
        <text:list-item>
          <text:p text:style-name="P117"><text:span text:style-name="Strong_20_Emphasis"><text:span text:style-name="T205">Installatie </text:span></text:span><text:span text:style-name="Strong_20_Emphasis"><text:span text:style-name="T206">afronden</text:span></text:span></text:p>
        </text:list-item>
      </text:list>
      <text:p text:style-name="P65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62690540320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6" draw:name="Vorm22" draw:style-name="gr1" draw:text-style-name="P11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396269066812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62690803504">
          <table:table-cell table:style-name="_33_._5f_Installatie_5f_afronden.A1" office:value-type="string">
            <text:p text:style-name="P78"><text:span text:style-name="Strong_20_Emphasis"><text:span text:style-name="T70"><text:s/></text:span></text:span><text:span text:style-name="Strong_20_Emphasis"><text:span text:style-name="T125"><draw:control text:anchor-type="as-char" draw:z-index="18" draw:name="Vorm22_1" draw:style-name="gr1" draw:text-style-name="P11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8"> </text:span></text:span><text:span text:style-name="Strong_20_Emphasis"><text:span text:style-name="T207">Volgende </text:span></text:span><text:span text:style-name="Strong_20_Emphasis"><text:span text:style-name="T154">of </text:span></text:span><text:span text:style-name="Strong_20_Emphasis"><text:span text:style-name="T208">Overslaan</text:span></text:span><text:span text:style-name="Strong_20_Emphasis"><text:span text:style-name="T138">.</text:span></text:span></text:p>
          </table:table-cell>
        </table:table-row>
        <table:table-row table:style-name="TableLine939626906737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09">Installatie Voltooid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209">Beginnen met</text:span></text:span><text:span text:style-name="Strong_20_Emphasis"><text:span text:style-name="T199"> Debian GNU/Linux</text:span></text:span><text:span text:style-name="Strong_20_Emphasis"><text:span text:style-name="T138">.</text:span></text:span></text:p>
          </table:table-cell>
        </table:table-row>
        <table:table-row table:style-name="TableLine939626906717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2"><text:span text:style-name="Strong_20_Emphasis"><text:span text:style-name="T50">Sluit het scherm </text:span></text:span><text:span text:style-name="Strong_20_Emphasis"><text:span text:style-name="T210">Aan de slag</text:span></text:span><text:span text:style-name="Strong_20_Emphasis"><text:span text:style-name="T50">.</text:span></text:span></text:p>
          </table:table-cell>
        </table:table-row>
        <table:table-row table:style-name="TableLine939626907498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8"><text:span text:style-name="Strong_20_Emphasis"><text:span text:style-name="T138"/></text:span></text:p>
          </table:table-cell>
        </table:table-row>
        <table:table-row table:style-name="TableLine93962690712752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7" draw:name="Vorm23" draw:style-name="gr1" draw:text-style-name="P11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8">Standaard</text:span></text:span><text:span text:style-name="Strong_20_Emphasis"><text:span text:style-name="T69"> of </text:span></text:span><text:span text:style-name="Strong_20_Emphasis"><text:span text:style-name="T178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49">s </text:span></text:span><text:span text:style-name="Strong_20_Emphasis"><text:span text:style-name="T141">toe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75">druk op de </text:span></text:span><text:span text:style-name="Strong_20_Emphasis"><text:span text:style-name="T89">Super</text:span></text:span><text:span text:style-name="Strong_20_Emphasis"><text:span text:style-name="T75">-toets</text:span></text:span><text:span text:style-name="Strong_20_Emphasis"><text:span text:style-name="T75"><text:note text:id="ftn8" text:note-class="footnote"><text:note-citation>1</text:note-citation><text:note-body><text:p text:style-name="P27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75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</text:span></text:span><text:span text:style-name="Strong_20_Emphasis"><text:span text:style-name="T101">bij </text:span></text:span><text:span text:style-name="Strong_20_Emphasis"><text:span text:style-name="T185">Instellingen </text:span></text:span><text:span text:style-name="Strong_20_Emphasis"><text:span text:style-name="T102">rechts o</text:span></text:span><text:span text:style-name="Strong_20_Emphasis"><text:span text:style-name="T72">p </text:span></text:span><text:span text:style-name="Strong_20_Emphasis"><text:span text:style-name="T186">Gebruikers</text:span></text:span><text:span text:style-name="Strong_20_Emphasis"><text:span text:style-name="T103">.</text:span></text:span></text:p>
          </table:table-cell>
        </table:table-row>
        <table:table-row table:style-name="TableLine939626907481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36">Klik links</text:span></text:span><text:span text:style-name="Strong_20_Emphasis"><text:span text:style-name="T156"> </text:span></text:span><text:span text:style-name="Strong_20_Emphasis"><text:span text:style-name="T104">op </text:span></text:span><text:span text:style-name="Strong_20_Emphasis"><text:span text:style-name="T167">Ontgrendelen</text:span></text:span><text:span text:style-name="Strong_20_Emphasis"><text:span text:style-name="T104"> </text:span></text:span><text:span text:style-name="Strong_20_Emphasis"><text:span text:style-name="T105">en daarna op </text:span></text:span><text:span text:style-name="Strong_20_Emphasis"><text:span text:style-name="T192">Gebruik</text:span></text:span><text:span text:style-name="Strong_20_Emphasis"><text:span text:style-name="T193">er</text:span></text:span><text:span text:style-name="Strong_20_Emphasis"><text:span text:style-name="T192"> toevoegen</text:span></text:span><text:span text:style-name="Strong_20_Emphasis"><text:span text:style-name="T105">.</text:span></text:span></text:p>
          </table:table-cell>
        </table:table-row>
        <table:table-row table:style-name="TableLine939626906698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56">Sluit </text:span></text:span><text:span text:style-name="Strong_20_Emphasis"><text:span text:style-name="T192">Gebruiker toevoegen</text:span></text:span><text:span text:style-name="Strong_20_Emphasis"><text:span text:style-name="T105">.</text:span></text:span></text:p>
          </table:table-cell>
        </table:table-row>
        <table:table-row table:style-name="TableLine939626907447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62690783728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8" draw:name="Vorm25" draw:style-name="gr1" draw:text-style-name="P11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4">een </text:span></text:span><text:span text:style-name="Strong_20_Emphasis"><text:span text:style-name="T106">druk</text:span></text:span><text:span text:style-name="Strong_20_Emphasis"><text:span text:style-name="T74"> op</text:span></text:span><text:span text:style-name="Strong_20_Emphasis"><text:span text:style-name="T81"> de </text:span></text:span><text:span text:style-name="Strong_20_Emphasis"><text:span text:style-name="T89">Super</text:span></text:span><text:span text:style-name="Strong_20_Emphasis"><text:span text:style-name="T81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68">sof</text:span></text:span><text:span text:style-name="Strong_20_Emphasis"><text:span text:style-name="T159">t</text:span></text:span><text:span text:style-name="Strong_20_Emphasis"><text:span text:style-name="T75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94">Software</text:span></text:span><text:span text:style-name="Strong_20_Emphasis"><text:span text:style-name="T81">.</text:span></text:span></text:p>
          </table:table-cell>
        </table:table-row>
        <table:table-row table:style-name="TableLine93962690803024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4"><text:span text:style-name="T350">Klik op </text:span><text:span text:style-name="T362">Updates</text:span><text:span text:style-name="T351"> en a</text:span><text:span text:style-name="T352">ls</text:span><text:span text:style-name="T353"> </text:span><text:span text:style-name="T354">er </text:span><text:span text:style-name="T353">updates beschikbaar zijn, k</text:span><text:span text:style-name="T355">lik op </text:span><text:span text:style-name="Strong_20_Emphasis"><text:span text:style-name="T361">Downloaden</text:span></text:span><text:span text:style-name="T355"> </text:span><text:span text:style-name="T356">en vervolgens op </text:span><text:span text:style-name="T363">Herstarten &amp; bijwerken</text:span><text:span text:style-name="T356"> </text:span><text:span text:style-name="T357">en </text:span><text:span text:style-name="T363">Herstarten &amp; </text:span><text:span text:style-name="T364">installeren</text:span><text:span text:style-name="T365">.</text:span></text:p>
          </table:table-cell>
        </table:table-row>
        <table:table-row table:style-name="TableLine939626908003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T358">Daarna weer </text:span><text:span text:style-name="T359">a</text:span><text:span text:style-name="T360">anmelden als </text:span><text:span text:style-name="Definition"><text:span text:style-name="T19">gebruiker</text:span></text:span><text:span text:style-name="T356">.</text:span></text:p>
          </table:table-cell>
        </table:table-row>
        <table:table-row table:style-name="TableLine939626907510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62690801952">
          <table:table-cell table:style-name="_33_._5f_Installatie_5f_afron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6" draw:name="Vorm4_1" draw:style-name="gr1" draw:text-style-name="P11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8"><text:span text:style-name="Strong_20_Emphasis"><text:span text:style-name="T70">Installeer </text:span></text:span><text:span text:style-name="Strong_20_Emphasis"><text:span text:style-name="T121">pakket kz met </text:span></text:span><text:span text:style-name="Strong_20_Emphasis"><text:span text:style-name="T120">scripts en documenten van Karel Zimmer</text:span></text:span><text:span text:style-name="Strong_20_Emphasis"><text:span text:style-name="T70"> </text:span></text:span><text:span text:style-name="Strong_20_Emphasis"><text:span text:style-name="T72">via </text:span></text:span><text:span text:style-name="Strong_20_Emphasis"><text:span text:style-name="T74">een </text:span></text:span><text:span text:style-name="Strong_20_Emphasis"><text:span text:style-name="T75">druk op de </text:span></text:span><text:span text:style-name="Strong_20_Emphasis"><text:span text:style-name="T89">Super</text:span></text:span><text:span text:style-name="Strong_20_Emphasis"><text:span text:style-name="T75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8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60">Terminalvenster</text:span></text:span><text:span text:style-name="Strong_20_Emphasis"><text:span text:style-name="T78">. </text:span></text:span></text:p>
          </table:table-cell>
        </table:table-row>
        <table:table-row table:style-name="TableLine93962690744304">
          <table:table-cell table:style-name="_33_._5f_Installatie_5f_afronden.A1" office:value-type="string">
            <text:p text:style-name="P73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6"><text:span text:style-name="T4">Typ</text:span><text:span text:style-name="Strong_20_Emphasis"><text:span text:style-name="T82">, of </text:span></text:span><text:span text:style-name="Strong_20_Emphasis"><text:span text:style-name="T78">kopieer en plak, de</text:span></text:span><text:span text:style-name="Strong_20_Emphasis"><text:span text:style-name="T107">z</text:span></text:span><text:span text:style-name="Strong_20_Emphasis"><text:span text:style-name="T108">e</text:span></text:span><text:span text:style-name="Strong_20_Emphasis"><text:span text:style-name="T78"> </text:span></text:span><text:span text:style-name="Strong_20_Emphasis"><text:span text:style-name="T84">drie </text:span></text:span><text:span text:style-name="Strong_20_Emphasis"><text:span text:style-name="T78">opdrachten, ieder gevolgd door de </text:span></text:span><text:span text:style-name="Strong_20_Emphasis"><text:span text:style-name="T73">Enter</text:span></text:span><text:span text:style-name="Strong_20_Emphasis"><text:span text:style-name="T72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396269078035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2"><text:span text:style-name="Strong_20_Emphasis"><text:span text:style-name="T84">V</text:span>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 table:style-name="TableLine9396269073107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962690780944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9" draw:name="Vorm33" draw:style-name="gr1" draw:text-style-name="P119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09">Rond de</text:span></text:span><text:span text:style-name="Strong_20_Emphasis"><text:span text:style-name="T110"> installatie </text:span></text:span><text:span text:style-name="Strong_20_Emphasis"><text:span text:style-name="T109">af</text:span></text:span><text:span text:style-name="Strong_20_Emphasis"><text:span text:style-name="T109"><text:note text:id="ftn9" text:note-class="footnote"><text:note-citation>2</text:note-citation><text:note-body><text:p text:style-name="Footnote">De installatie kan nagelopen worden met bestand <text:span text:style-name="T412">Apps</text:span> in map <text:span text:style-name="T412">kz</text:span> in <text:span text:style-name="T412">Documenten</text:span>.</text:p></text:note-body></text:note></text:span></text:span><text:span text:style-name="Strong_20_Emphasis"><text:span text:style-name="T109"> </text:span></text:span><text:span text:style-name="Strong_20_Emphasis"><text:span text:style-name="T72">via </text:span></text:span><text:span text:style-name="Strong_20_Emphasis"><text:span text:style-name="T111">een</text:span></text:span><text:span text:style-name="Strong_20_Emphasis"><text:span text:style-name="T112"> druk</text:span></text:span><text:span text:style-name="Strong_20_Emphasis"><text:span text:style-name="T111"> op</text:span></text:span><text:span text:style-name="Strong_20_Emphasis"><text:span text:style-name="T81"> de </text:span></text:span><text:span text:style-name="Strong_20_Emphasis"><text:span text:style-name="T89">Super</text:span></text:span><text:span text:style-name="Strong_20_Emphasis"><text:span text:style-name="T81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5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5">.</text:span></text:span></text:p>
          </table:table-cell>
        </table:table-row>
        <table:table-row table:style-name="TableLine93962690797856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95">K</text:span></text:span><text:span text:style-name="Strong_20_Emphasis"><text:span text:style-name="T93">ie</text:span></text:span><text:span text:style-name="Strong_20_Emphasis"><text:span text:style-name="T94">s </text:span></text:span><text:span text:style-name="Strong_20_Emphasis"><text:span text:style-name="T195">3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95"> </text:span></text:span><text:span text:style-name="Strong_20_Emphasis"><text:span text:style-name="T96">en </text:span></text:span><text:span text:style-name="Strong_20_Emphasis"><text:span text:style-name="T113">v</text:span></text:span><text:span text:style-name="Strong_20_Emphasis"><text:span text:style-name="T86">olg de aanwijzingen op het scherm.</text:span></text:span></text:p>
          </table:table-cell>
        </table:table-row>
        <table:table-row table:style-name="TableLine93962690697440"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90"/>
          </table:table-cell>
        </table:table-row>
        <table:table-row table:style-name="TableLine93962690737040">
          <table:table-cell table:style-name="_33_._5f_Installatie_5f_afronden.A1" office:value-type="string">
            <text:p text:style-name="P102"><text:span text:style-name="Strong_20_Emphasis"><text:span text:style-name="T70"><text:s/></text:span></text:span><text:span text:style-name="Strong_20_Emphasis"><text:span text:style-name="T125"><draw:control text:anchor-type="as-char" draw:z-index="24" draw:name="Vorm33_0" draw:style-name="gr1" draw:text-style-name="P119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1">Herstart de computer</text:p>
          </table:table-cell>
        </table:table-row>
      </table:table>
      <text:p text:style-name="P65"><text:span text:style-name="Strong_20_Emphasis"><text:span text:style-name="T60"><text:tab/></text:span></text:span></text:p>
      <text:p text:style-name="P66"><text:span text:style-name="Strong_20_Emphasis"><text:span text:style-name="T96"/></text:span></text:p>
      <text:p text:style-name="P67"><text:span text:style-name="Strong_20_Emphasis"><text:span text:style-name="T86"/></text:span></text:p>
      <text:list xml:id="list131441499335359" text:continue-numbering="true" text:style-name="L1">
        <text:list-item>
          <text:p text:style-name="P116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3962690781472">
          <table:table-cell table:style-name="Tabel2.A1" office:value-type="string">
            <text:p text:style-name="P86"><text:span text:style-name="Strong_20_Emphasis"><text:span text:style-name="T70"><text:s/></text:span></text:span><text:span text:style-name="Strong_20_Emphasis"><text:span text:style-name="T125"><draw:control text:anchor-type="as-char" draw:z-index="21" draw:name="Vorm36_0" draw:style-name="gr1" draw:text-style-name="P119" svg:width="0.35cm" svg:height="0.35cm" draw:control="control22"/></text:span></text:span></text:p>
          </table:table-cell>
          <table:table-cell table:style-name="Tabel2.A1" office:value-type="string">
            <text:p text:style-name="P54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97"><text:span text:style-name="User_20_Entry"><text:span text:style-name="T227">E</text:span></text:span><text:span text:style-name="User_20_Entry"><text:span text:style-name="T257">v</text:span></text:span><text:span text:style-name="User_20_Entry"><text:span text:style-name="T258">en</text:span></text:span><text:span text:style-name="User_20_Entry"><text:span text:style-name="T260">t</text:span></text:span><text:span text:style-name="User_20_Entry"><text:span text:style-name="T261">uele </text:span></text:span><text:span text:style-name="User_20_Entry"><text:span text:style-name="T262">extra </text:span></text:span><text:span text:style-name="User_20_Entry"><text:span text:style-name="T265">gebruiker</text:span></text:span><text:span text:style-name="User_20_Entry"><text:span text:style-name="T262">s aanmelden </text:span></text:span><text:span text:style-name="User_20_Entry"><text:span text:style-name="T263">en dezelfde stappen uitvoeren</text:span></text:span><text:span text:style-name="User_20_Entry"><text:span text:style-name="T259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396269084540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962690846032">
          <table:table-cell table:style-name="Tabel2.A1" office:value-type="string">
            <text:p text:style-name="P91"><text:span text:style-name="Strong_20_Emphasis"><text:span text:style-name="T70"><text:s/></text:span></text:span><text:span text:style-name="Strong_20_Emphasis"><text:span text:style-name="T125"><draw:control text:anchor-type="as-char" draw:z-index="22" draw:name="Vorm36_2" draw:style-name="gr1" draw:text-style-name="P119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114">R</text:span></text:span><text:span text:style-name="Strong_20_Emphasis"><text:span text:style-name="T115">icht </text:span></text:span><text:span text:style-name="Strong_20_Emphasis"><text:span text:style-name="T116">de </text:span></text:span><text:span text:style-name="Definition"><text:span text:style-name="T29">gebruiker</text:span></text:span><text:span text:style-name="Strong_20_Emphasis"><text:span text:style-name="T115"> </text:span></text:span><text:span text:style-name="Strong_20_Emphasis"><text:span text:style-name="T117">in </text:span></text:span><text:span text:style-name="Strong_20_Emphasis"><text:span text:style-name="T72">via </text:span></text:span><text:span text:style-name="Strong_20_Emphasis"><text:span text:style-name="T111">een</text:span></text:span><text:span text:style-name="Strong_20_Emphasis"><text:span text:style-name="T112"> druk</text:span></text:span><text:span text:style-name="Strong_20_Emphasis"><text:span text:style-name="T111"> op</text:span></text:span><text:span text:style-name="Strong_20_Emphasis"><text:span text:style-name="T81"> de </text:span></text:span><text:span text:style-name="Strong_20_Emphasis"><text:span text:style-name="T89">Super</text:span></text:span><text:span text:style-name="Strong_20_Emphasis"><text:span text:style-name="T81">-toets</text:span></text:span><text:span text:style-name="Strong_20_Emphasis"><text:span text:style-name="T40"><text:note text:id="ftn11" text:note-class="footnote"><text:note-citation>2</text:note-citation><text:note-body><text:p text:style-name="P28"><text:span text:style-name="T296">D</text:span>e <text:span text:style-name="T424">Super</text:span>-toets <text:span text:style-name="T296">is </text:span>de Windows<text:span text:style-name="T422">-</text:span><text:span text:style-name="T423">toets</text:span>, <text:span text:style-name="T422">C</text:span>ommand-<text:span text:style-name="T423">toets</text:span>, of <text:span text:style-name="T422">V</text:span>ergrootglas-toets.</text:p></text:note-body></text:note></text:span></text:span><text:span text:style-name="Strong_20_Emphasis"><text:span text:style-name="T74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5"> </text:span></text:span><text:span text:style-name="Strong_20_Emphasis"><text:span text:style-name="T79">e</text:span></text:span><text:span text:style-name="Strong_20_Emphasis"><text:span text:style-name="T72">n </text:span></text:span><text:span text:style-name="Strong_20_Emphasis"><text:span text:style-name="T80">k</text:span></text:span><text:span text:style-name="Strong_20_Emphasis"><text:span text:style-name="T72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5">.</text:span></text:span></text:p>
          </table:table-cell>
        </table:table-row>
        <table:table-row table:style-name="TableLine9396269091739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><text:span text:style-name="Strong_20_Emphasis"><text:span text:style-name="T95">K</text:span></text:span><text:span text:style-name="Strong_20_Emphasis"><text:span text:style-name="T93">ie</text:span></text:span><text:span text:style-name="Strong_20_Emphasis"><text:span text:style-name="T94">s </text:span></text:span><text:span text:style-name="Strong_20_Emphasis"><text:span text:style-name="T195">4 </text:span></text:span><text:span text:style-name="Strong_20_Emphasis"><text:span text:style-name="T170">Gebruiker inrichten</text:span></text:span><text:span text:style-name="Strong_20_Emphasis"><text:span text:style-name="T95"> </text:span></text:span><text:span text:style-name="Strong_20_Emphasis"><text:span text:style-name="T96">en </text:span></text:span><text:span text:style-name="Strong_20_Emphasis"><text:span text:style-name="T118">v</text:span></text:span><text:span text:style-name="Strong_20_Emphasis"><text:span text:style-name="T86">olg de aanwijzingen op het scherm</text:span></text:span><text:span text:style-name="Strong_20_Emphasis"><text:span text:style-name="T157">.</text:span></text:span></text:p>
          </table:table-cell>
        </table:table-row>
        <table:table-row table:style-name="TableLine9396269091768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/>
          </table:table-cell>
        </table:table-row>
        <table:table-row table:style-name="TableLine93962690918080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1" draw:style-name="gr1" draw:text-style-name="P119" svg:width="0.35cm" svg:height="0.35cm" draw:control="control29"/></text:span></text:span></text:p>
          </table:table-cell>
          <table:table-cell table:style-name="Tabel2.A1" office:value-type="string">
            <text:p text:style-name="P107">Wijzig <text:span text:style-name="T428">de a</text:span>chtergrond<text:span text:style-name="T429"> </text:span><text:span text:style-name="T428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8"><text:note-ref text:note-class="footnote" text:reference-format="text" text:ref-name="ftn11">2</text:note-ref></text:span><text:span text:style-name="T330">, </text:span><text:span text:style-name="T332">zoek </text:span><text:span text:style-name="T340">acht</text:span><text:span text:style-name="T332"> en klik achter </text:span><text:span text:style-name="T340">Instellingen</text:span><text:span text:style-name="T332"> op </text:span><text:span text:style-name="T340">Achtergrond</text:span><text:span text:style-name="T330">.</text:span></text:p>
            <text:p text:style-name="P108"><text:span text:style-name="T335">Klik op </text:span><text:span text:style-name="T342">Afbeelding toevoegen</text:span><text:span text:style-name="T335">.</text:span><text:span text:style-name="T330"><text:line-break/></text:span><text:span text:style-name="T333">Gebruik </text:span><text:span text:style-name="T334">de </text:span><text:span text:style-name="T335">locatie</text:span> in <text:span text:style-name="T413">Persoonlijke map</text:span><text:span text:style-name="T432"> /</text:span> <text:span text:style-name="T413">kz-</text:span><text:span text:style-name="T414">data</text:span><text:span text:style-name="T432"> / </text:span><text:span text:style-name="T21">A</text:span><text:span text:style-name="T412">chtergrond</text:span><text:span text:style-name="T433">.</text:span></text:p>
          </table:table-cell>
        </table:table-row>
        <table:table-row table:style-name="TableLine93962690918704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9" draw:name="Vorm36_ 2" draw:style-name="gr1" draw:text-style-name="P119" svg:width="0.35cm" svg:height="0.35cm" draw:control="control30"/></text:span></text:span></text:p>
          </table:table-cell>
          <table:table-cell table:style-name="Tabel2.A1" office:value-type="string">
            <text:p text:style-name="P111">Wijzig <text:span text:style-name="T430">de g</text:span>ebruikersfoto <text:span text:style-name="T428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8"><text:note-ref text:note-class="footnote" text:reference-format="text" text:ref-name="ftn11">2</text:note-ref></text:span><text:span text:style-name="T330">, </text:span><text:span text:style-name="T332">zoek </text:span><text:span text:style-name="T341">gebr</text:span><text:span text:style-name="T332"> en klik achter </text:span><text:span text:style-name="T340">Instellingen</text:span><text:span text:style-name="T332"> op </text:span><text:span text:style-name="T341">Gebruikers</text:span><text:span text:style-name="T330">.</text:span></text:p>
            <text:p text:style-name="P109"><text:span text:style-name="T336">Klik op </text:span><text:span text:style-name="Strong_20_Emphasis"><text:span text:style-name="T300">Ontgrendelen</text:span></text:span><text:span text:style-name="T336">.</text:span></text:p>
            <text:p text:style-name="P109"><text:span text:style-name="T336">Klik op afbeelding voor </text:span><text:span text:style-name="Definition"><text:span text:style-name="T30">gebruiker</text:span></text:span><text:span text:style-name="T336">.</text:span></text:p>
            <text:p text:style-name="P110"><text:span text:style-name="T336">Klik op </text:span><text:span text:style-name="Strong_20_Emphasis"><text:span text:style-name="T300">Selecteer een bestand</text:span></text:span><text:span text:style-name="T336">.</text:span><text:span text:style-name="T330"><text:line-break/></text:span><text:span text:style-name="T337">Gebruik de foto </text:span><text:span text:style-name="T338">in</text:span><text:span text:style-name="T337"> </text:span><text:span text:style-name="T343">Persoonlijke map</text:span><text:span text:style-name="T337"> / </text:span><text:span text:style-name="T343">kz-</text:span><text:span text:style-name="T345">data</text:span><text:span text:style-name="T337"> / </text:span><text:span text:style-name="T339">Gebruikersfoto</text:span><text:span text:style-name="T327">.</text:span></text:p>
          </table:table-cell>
        </table:table-row>
        <table:table-row table:style-name="TableLine93962690919328">
          <table:table-cell table:style-name="Tabel2.A1" office:value-type="string">
            <text:p text:style-name="P23"><text:span text:style-name="Strong_20_Emphasis"><text:span text:style-name="T123"><text:s/></text:span></text:span><text:span text:style-name="Strong_20_Emphasis"><text:span text:style-name="T127"><draw:control text:anchor-type="as-char" draw:z-index="30" draw:name="Vorm36_ 3" draw:style-name="gr1" draw:text-style-name="P119" svg:width="0.35cm" svg:height="0.35cm" draw:control="control31"/></text:span></text:span></text:p>
          </table:table-cell>
          <table:table-cell table:style-name="Tabel2.A1" office:value-type="string">
            <text:p text:style-name="P112">Controleer <text:span text:style-name="T431">de f</text:span>avorieten met <text:span text:style-name="T343">Persoonlijke map</text:span><text:span text:style-name="T337"> / </text:span><text:span text:style-name="T343">kz-</text:span><text:span text:style-name="T345">data</text:span><text:span text:style-name="T337"> / </text:span><text:span text:style-name="T344">Favorieten</text:span><text:span text:style-name="T327">.</text:span></text:p>
          </table:table-cell>
        </table:table-row>
        <table:table-row table:style-name="TableLine93962690919952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1"/>
          </table:table-cell>
        </table:table-row>
        <table:table-row table:style-name="TableLine93962690920576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19" svg:width="0.35cm" svg:height="0.35cm" draw:control="control24"/></text:span></text:span></text:p>
          </table:table-cell>
          <table:table-cell table:style-name="Tabel2.A1" office:value-type="string">
            <text:p text:style-name="P61">Afmelden.</text:p>
          </table:table-cell>
        </table:table-row>
      </table:table>
      <text:p text:style-name="P48"><text:span text:style-name="Strong_20_Emphasis"><text:span text:style-name="T119"/></text:span></text:p>
      <text:p text:style-name="P19"/>
      <text:p text:style-name="P95"><text:span text:style-name="T212">E</text:span><text:span text:style-name="T213">inde c</text:span><text:span text:style-name="T214">hecklist, </text:span><text:span text:style-name="T215">d</text:span><text:span text:style-name="T214">e</text:span><text:span text:style-name="T319"> installatie van </text:span><text:span text:style-name="T319"><text:reference-ref text:reference-format="text" text:ref-name="Distributie">Debian</text:reference-ref></text:span><text:span text:style-name="T319"><text:s/></text:span><text:span text:style-name="Strong_20_Emphasis"><text:span text:style-name="T320">GNU/Linux</text:span></text:span><text:span text:style-name="Strong_20_Emphasis"><text:span text:style-name="T319"> </text:span></text:span><text:span text:style-name="T321"><text:reference-ref text:reference-format="text" text:ref-name="Versie">11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322"> </text:span><text:span text:style-name="T319"><text:reference-ref text:reference-format="text" text:ref-name="Editie">desktop</text:reference-ref></text:span><text:span text:style-name="T319"><text:s/>is voltooid.</text:span></text:p>
      <text:p text:style-name="P47"/>
      <text:p text:style-name="P38"><text:span text:style-name="T137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18T13:14:40.507550365">18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8T13:14:40.330039759</dc:date>
    <meta:keyword>Installatie</meta:keyword>
    <meta:keyword>Checklist</meta:keyword>
    <meta:keyword>Linux</meta:keyword>
    <meta:editing-cycles>6552</meta:editing-cycles>
    <meta:editing-duration>P11DT14H13M35S</meta:editing-duration>
    <meta:print-date>2021-03-23T20:07:57.967210640</meta:print-date>
    <dc:creator>Karel Zimmer</dc:creator>
    <meta:document-statistic meta:table-count="4" meta:image-count="0" meta:object-count="0" meta:page-count="4" meta:paragraph-count="113" meta:word-count="961" meta:character-count="6461" meta:non-whitespace-character-count="5538"/>
    <meta:user-defined meta:name="Info 1"/>
    <meta:user-defined meta:name="Info 2"/>
    <meta:user-defined meta:name="Info 3"/>
    <meta:user-defined meta:name="Info 4"/>
  </office:meta>
</office:document-meta>
</file>